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5e79" officeooo:paragraph-rsid="001d5e79"/>
    </style:style>
    <style:style style:name="P2" style:family="paragraph" style:parent-style-name="Standard">
      <style:text-properties officeooo:paragraph-rsid="001fa450"/>
    </style:style>
    <style:style style:name="P3" style:family="paragraph" style:parent-style-name="Standard">
      <style:text-properties officeooo:rsid="001fa450" officeooo:paragraph-rsid="001fa450"/>
    </style:style>
    <style:style style:name="P4" style:family="paragraph" style:parent-style-name="Standard">
      <style:text-properties officeooo:rsid="0022d50c" officeooo:paragraph-rsid="0022d50c"/>
    </style:style>
    <style:style style:name="T1" style:family="text">
      <style:text-properties officeooo:rsid="001d5e79"/>
    </style:style>
    <style:style style:name="T2" style:family="text">
      <style:text-properties officeooo:rsid="001fa450"/>
    </style:style>
    <style:style style:name="T3" style:family="text">
      <style:text-properties officeooo:rsid="002453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know many of you here will remember the autumn of 1998 when Florence Elizabeth Gadsby was born here in Brighton. </text:p>
      <text:p text:style-name="P1"/>
      <text:p text:style-name="P1">I know Kelsey was also born in 1998 and is slightly older then Florence but she was yet to became part of this family which she did, of course, in 2003.</text:p>
      <text:p text:style-name="P1"/>
      <text:p text:style-name="P1">The arrival of Florence certainly changed Lesley and mine priorities.</text:p>
      <text:p text:style-name="P1"/>
      <text:p text:style-name="P1">It also marked the beginning of next generation of the family.</text:p>
      <text:p text:style-name="P1"/>
      <text:p text:style-name="P2"><text:span text:style-name="T1">So she was a <text:s/></text:span>bellwether <text:span text:style-name="T2">of a new era and the only grandchild to actually meet my father Derek Gadsby who died the same year Florence was born, but not after putting Florence on his lap and saying in clear hearing all present ‘you stick with me, I’ll see you alright’ we of course we can’t be sure what he meant precisely by that but we have server estate lawyers working on it so don’t be surprised to get something in post.</text:span></text:p>
      <text:p text:style-name="P2"/>
      <text:p text:style-name="P3">During those early days we knew we wanted to do our best for Florence and were really looking forward to bringing her up. People used to say to me they grow up quick, before you know it she’ll 18 and taking you down the pub. We’ll I always thought ‘speak for yourselves, I will be paying attention. It actually seems like a lot has happened to us but I know what mean you only one chance. </text:p>
      <text:p text:style-name="P3"/>
      <text:p text:style-name="P4">The striking thing about Florence is her unique character, she has never needed a template to follow and has always done things in her own time in her own way, so just when thing she’s never going to start talking she starts saying whole sentences. She has always had her tastes and ideas, so you’ll turn round and she off to give blood or and help at a Amnesty bookshop. As a result of having her own mind she has always been lucky to have great friends. <text:span text:style-name="T3">Obviously </text:span>I can <text:span text:style-name="T3">rememberer</text:span> one party when <text:span text:style-name="T3">she had friends from all corners of the world including Portslade but they all happy to be themselves and they all had a great time. <text:s text:c="2"/></text:span><text:s text:c="5"/></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1:21:29.628843700</meta:creation-date>
    <meta:generator>LibreOffice/5.1.4.2$Linux_x86 LibreOffice_project/10m0$Build-2</meta:generator>
    <dc:date>2016-12-11T12:05:24.448237836</dc:date>
    <meta:editing-duration>PT1H12M47S</meta:editing-duration>
    <meta:editing-cycles>4</meta:editing-cycles>
    <meta:document-statistic meta:table-count="0" meta:image-count="0" meta:object-count="0" meta:page-count="1" meta:paragraph-count="7" meta:word-count="350" meta:character-count="1850" meta:non-whitespace-character-count="1496"/>
  </office:meta>
</office:document-meta>
</file>